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11.603cm"/>
    </style:style>
    <style:style style:name="co3" style:family="table-column">
      <style:table-column-properties fo:break-before="auto" style:column-width="1.753cm"/>
    </style:style>
    <style:style style:name="co4" style:family="table-column">
      <style:table-column-properties fo:break-before="auto" style:column-width="1.586cm"/>
    </style:style>
    <style:style style:name="co5" style:family="table-column">
      <style:table-column-properties fo:break-before="auto" style:column-width="2.917cm"/>
    </style:style>
    <style:style style:name="co6" style:family="table-column">
      <style:table-column-properties fo:break-before="auto" style:column-width="1.392cm"/>
    </style:style>
    <style:style style:name="co7" style:family="table-column">
      <style:table-column-properties fo:break-before="auto" style:column-width="7.719cm"/>
    </style:style>
    <style:style style:name="co8" style:family="table-column">
      <style:table-column-properties fo:break-before="auto" style:column-width="9.835cm"/>
    </style:style>
    <style:style style:name="co9" style:family="table-column">
      <style:table-column-properties fo:break-before="auto" style:column-width="44.80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263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3.844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422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Blad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office:value-type="string">
            <text:p>name</text:p>
          </table:table-cell>
          <table:table-cell table:style-name="ce1" office:value-type="string">
            <text:p>opdrachtgever</text:p>
          </table:table-cell>
          <table:table-cell table:style-name="ce1" office:value-type="string">
            <text:p>id_object</text:p>
          </table:table-cell>
          <table:table-cell table:style-name="ce1" office:value-type="string">
            <text:p>id_state</text:p>
          </table:table-cell>
          <table:table-cell table:style-name="ce1" office:value-type="string">
            <text:p>id_werkopdracht</text:p>
          </table:table-cell>
          <table:table-cell table:style-name="ce1" office:value-type="string">
            <text:p>locale</text:p>
          </table:table-cell>
          <table:table-cell table:style-name="ce1" office:value-type="string">
            <text:p>rol</text:p>
          </table:table-cell>
          <table:table-cell table:style-name="ce1" office:value-type="string">
            <text:p>opdrachtformulering</text:p>
          </table:table-cell>
          <table:table-cell table:style-name="ce1" office:value-type="string">
            <text:p>werkzaamheden</text:p>
          </table:table-cell>
          <table:table-cell table:style-name="ce1" table:number-columns-repeated="1015"/>
        </table:table-row>
        <table:table-row table:style-name="ro2">
          <table:table-cell office:value-type="string">
            <text:p>Menno.Loggere</text:p>
          </table:table-cell>
          <table:table-cell office:value-type="string">
            <text:p>Agentschap BPR</text:p>
          </table:table-cell>
          <table:table-cell office:value-type="string">
            <text:p>3512</text:p>
          </table:table-cell>
          <table:table-cell office:value-type="string">
            <text:p>3518</text:p>
          </table:table-cell>
          <table:table-cell office:value-type="string">
            <text:p>3515</text:p>
          </table:table-cell>
          <table:table-cell office:value-type="string">
            <text:p>nl_NL</text:p>
          </table:table-cell>
          <table:table-cell office:value-type="string">
            <text:p>Plaatsvervangend projectleider</text:p>
          </table:table-cell>
          <table:table-cell office:value-type="string">
            <text:p>Als plaatsvervangend Projectleider tijdens de implementatiefase verantwoordelijk voor de implementatie van een nieuwe berichtendienst voor de communicatie tussen de basisregistraties van de Nederlandse Antillen, Aruba en Nederland.</text:p>
          </table:table-cell>
          <table:table-cell office:value-type="string">
            <text:p>Aansturen Functioneel, Technisch en Gegevensbeheerders tijdens implementatiefase. Contacten met softwareleverancier over tijdige en kwalitatief goede opleveringen. Schrijven van het migratieplan. Contacten met systeembeheerders Nederlandse Antillen en Aruba, netwerk- en softwareleverancier gedurende de installatie.</text:p>
          </table:table-cell>
          <table:table-cell table:number-columns-repeated="1015"/>
        </table:table-row>
        <table:table-row table:style-name="ro3">
          <table:table-cell office:value-type="string">
            <text:p>Menno.Loggere</text:p>
          </table:table-cell>
          <table:table-cell office:value-type="string">
            <text:p>PrimeVision</text:p>
          </table:table-cell>
          <table:table-cell office:value-type="string">
            <text:p>3525</text:p>
          </table:table-cell>
          <table:table-cell office:value-type="string">
            <text:p>3532</text:p>
          </table:table-cell>
          <table:table-cell office:value-type="string">
            <text:p>3529</text:p>
          </table:table-cell>
          <table:table-cell office:value-type="string">
            <text:p>nl_NL</text:p>
          </table:table-cell>
          <table:table-cell office:value-type="string">
            <text:p>Testmanager</text:p>
          </table:table-cell>
          <table:table-cell office:value-type="string">
            <text:p>Het managen van een acceptatietesttraject van een al gestarte release. Het verbeteren van het testtraject en het afstemmen van de teststrategie met de leverancier. Het actualiseren van de documentatie die hoort bij de GSA-Methode.</text:p>
          </table:table-cell>
          <table:table-cell office:value-type="string">
            <text:p>•<text:tab/>Initiëren en faciliteren van de risicoanalyse</text:p>
            <text:p>•<text:tab/>Opzetten van testtraject volgens GSA-methode</text:p>
            <text:p>•<text:tab/>Bevindingenbeheer</text:p>
            <text:p>•<text:tab/>Plannen</text:p>
            <text:p>•<text:tab/>Schrijven van testrapportages</text:p>
            <text:p>•<text:tab/>Aansturen testteam</text:p>
          </table:table-cell>
          <table:table-cell table:number-columns-repeated="1015"/>
        </table:table-row>
        <table:table-row table:style-name="ro3">
          <table:table-cell office:value-type="string">
            <text:p>Menno.Loggere</text:p>
          </table:table-cell>
          <table:table-cell office:value-type="string">
            <text:p>Ictro</text:p>
          </table:table-cell>
          <table:table-cell office:value-type="string">
            <text:p>3546</text:p>
          </table:table-cell>
          <table:table-cell office:value-type="string">
            <text:p>3552</text:p>
          </table:table-cell>
          <table:table-cell office:value-type="string">
            <text:p>3549</text:p>
          </table:table-cell>
          <table:table-cell office:value-type="string">
            <text:p>nl_NL</text:p>
          </table:table-cell>
          <table:table-cell office:value-type="string">
            <text:p>Testmanager</text:p>
          </table:table-cell>
          <table:table-cell office:value-type="string">
            <text:p>In deze periode heeft Menno een testtraject van een vertrekkend testmanager overgenomen. De werkzaamheden bestonden uit het bewaken van de continuïteit van het testproces, en aansturen test- en bouwteam. Het bouwteam werd aangestuurd omdat een coördinator hiervan ontbrak en op deze manier gestuurd kon worden op juiste prioritering van opgeleverde onderdelen.</text:p>
          </table:table-cell>
          <table:table-cell office:value-type="string">
            <text:p>•<text:tab/>Onderhouden mastertestplan</text:p>
            <text:p>•<text:tab/>Afstemmen teststrategie met externe partijen</text:p>
            <text:p>•<text:tab/>Initiëren en voorzitten bevindingenoverleg</text:p>
            <text:p>•<text:tab/>Uitvoeren reviews en inspecties</text:p>
            <text:p>•<text:tab/>Bijhouden planning</text:p>
            <text:p>•<text:tab/>Schrijven van releasenotes</text:p>
          </table:table-cell>
          <table:table-cell table:number-columns-repeated="1015"/>
        </table:table-row>
        <table:table-row table:style-name="ro4">
          <table:table-cell office:value-type="string">
            <text:p>Wilcor.Toele</text:p>
          </table:table-cell>
          <table:table-cell office:value-type="string">
            <text:p>ING Bank</text:p>
          </table:table-cell>
          <table:table-cell office:value-type="string">
            <text:p>4569</text:p>
          </table:table-cell>
          <table:table-cell office:value-type="string">
            <text:p>4573</text:p>
          </table:table-cell>
          <table:table-cell office:value-type="string">
            <text:p>4570</text:p>
          </table:table-cell>
          <table:table-cell office:value-type="string">
            <text:p>nl_NL</text:p>
          </table:table-cell>
          <table:table-cell office:value-type="string">
            <text:p>Projectmanager: CCRM/Vortex, ING Bank</text:p>
          </table:table-cell>
          <table:table-cell office:value-type="string">
            <text:p>NULL</text:p>
          </table:table-cell>
          <table:table-cell office:value-type="string">
            <text:p>CCRM staat voor Corporate Credit Risk Management. In de Vortex applicaties wordt alle belangrijke data verzameld tav alle kredietfaciliteiten die ING Bank wereldwijd heeft uitstaan. Vortex bestaat uit 2 datawarehouses (Wholesale en Retail), en een web applicatie voor managementrapportage.</text:p>
            <text:p>Bij CCRM, en vooral het Vortex programma is sprake van grote hectiek: veelal korte releases, met regelmatig last minute scopewijzigingen. Als BPM ben je verantwoordelijk voor de invulling en planning van de releases gedurende het jaar. Deze planning en invulling komen tot stand in onderling overleg met de Programma manager. <text:s/>Deze planning wordt besproken met de IT projectleider en de Testcoördinator Vortex. Met zijn allen zorgen we voor een gestructureerde invulling van de projecten. Daarnaast ben ik verantwoordelijk voor de afhandeling van de SLA’s die de afdeling CCRM met andere ING afdelingen die data aanleveren aan de Vortex applicatie. <text:s/>Deze SLA’s gelden voor alle kantoren in de wereld.</text:p>
          </table:table-cell>
          <table:table-cell table:number-columns-repeated="1015"/>
        </table:table-row>
        <table:table-row table:style-name="ro5">
          <table:table-cell office:value-type="string">
            <text:p>Wilcor.Toele</text:p>
          </table:table-cell>
          <table:table-cell office:value-type="string">
            <text:p>Gemeente Haarlemmermeer en Vlaardingen</text:p>
          </table:table-cell>
          <table:table-cell office:value-type="string">
            <text:p>4592</text:p>
          </table:table-cell>
          <table:table-cell office:value-type="string">
            <text:p>4598</text:p>
          </table:table-cell>
          <table:table-cell office:value-type="string">
            <text:p>4595</text:p>
          </table:table-cell>
          <table:table-cell office:value-type="string">
            <text:p>nl_NL</text:p>
          </table:table-cell>
          <table:table-cell office:value-type="string">
            <text:p>Test manager</text:p>
          </table:table-cell>
          <table:table-cell office:value-type="string">
            <text:p>NULL</text:p>
          </table:table-cell>
          <table:table-cell office:value-type="string">
            <text:p>De informatiesystemen van Zorg en Zekerheid werden gemigreerd van DOS naar GUI door middel van Uniface. De interne organisatie wilde een gedegen testmethodiek gebruiken om de geleverde applicaties grondig te testen. Deze methodiek is organisatie breed toegepast bij alle testen die hebben plaatsgevonden.</text:p>
            <text:p>Werkzaamheden:</text:p>
            <text:p>•<text:tab/>Ontwikkelen van de testmethodiek en deze inbedden binnen de organisatie;</text:p>
            <text:p>•<text:tab/>Opstellen van master testplan inclusief begroting en planning;</text:p>
            <text:p>•<text:tab/>Reviewen van Detailtestplannen;</text:p>
            <text:p>•<text:tab/>Aansturen van het testteam van 10 fte;</text:p>
            <text:p>•<text:tab/>Het organiseren van interviews met diverse gebruikers t.b.v. het in kaart brengen van het huidige testproces;</text:p>
            <text:p>•<text:tab/>Houden van workshops en geven van presentaties betreffende de nieuwe testmethodiek en het testproces verbetering;</text:p>
            <text:p>•<text:tab/>Diverse voortgangsrapportages, zoals vrijgave advies en uitvoeren evaluatie, opstellen;</text:p>
            <text:p>Deze opdracht was 2 dagen per week.</text:p>
          </table:table-cell>
          <table:table-cell table:number-columns-repeated="1015"/>
        </table:table-row>
        <table:table-row table:style-name="ro6">
          <table:table-cell office:value-type="string">
            <text:p>Wilcor.Toele</text:p>
          </table:table-cell>
          <table:table-cell office:value-type="string">
            <text:p>SSC-I / DJI</text:p>
          </table:table-cell>
          <table:table-cell office:value-type="string">
            <text:p>4613</text:p>
          </table:table-cell>
          <table:table-cell office:value-type="string">
            <text:p>4619</text:p>
          </table:table-cell>
          <table:table-cell office:value-type="string">
            <text:p>4616</text:p>
          </table:table-cell>
          <table:table-cell office:value-type="string">
            <text:p>nl_NL</text:p>
          </table:table-cell>
          <table:table-cell office:value-type="string">
            <text:p>Test manager GIS applicaties</text:p>
          </table:table-cell>
          <table:table-cell office:value-type="string">
            <text:p>NULL</text:p>
          </table:table-cell>
          <table:table-cell office:value-type="string">
            <text:p>•<text:tab/>Opstellen master testplan en bijbehorende teststrategie, planning en begroting;</text:p>
            <text:p>•<text:tab/>Inrichten testorganisatie;</text:p>
            <text:p>•<text:tab/>Inrichten testomgeving;</text:p>
            <text:p>•<text:tab/>Aansturen testteam &gt; 10 personen;</text:p>
            <text:p>•<text:tab/>Linking pin naar de gebruikersorganisatie;</text:p>
            <text:p>•<text:tab/>Opstellen voortgang – en eindrapportage, inclusief vrijgave advies;</text:p>
            <text:p>•<text:tab/>Ontwikkelen regressietest en overdracht testware naar beheer.</text:p>
          </table:table-cell>
          <table:table-cell table:number-columns-repeated="1015"/>
        </table:table-row>
        <table:table-row table:style-name="ro2">
          <table:table-cell office:value-type="string">
            <text:p>Nora.Visser</text:p>
          </table:table-cell>
          <table:table-cell office:value-type="string">
            <text:p>KZA B.V.</text:p>
          </table:table-cell>
          <table:table-cell table:number-columns-repeated="2" office:value-type="string">
            <text:p>4712</text:p>
          </table:table-cell>
          <table:table-cell office:value-type="string">
            <text:p>4702</text:p>
          </table:table-cell>
          <table:table-cell office:value-type="string">
            <text:p>nl_NL</text:p>
          </table:table-cell>
          <table:table-cell office:value-type="string">
            <text:p>Tester</text:p>
          </table:table-cell>
          <table:table-cell table:number-columns-repeated="2" office:value-type="string">
            <text:p>Volgen van de basisopleiding</text:p>
          </table:table-cell>
          <table:table-cell table:number-columns-repeated="1015"/>
        </table:table-row>
        <table:table-row table:style-name="ro2">
          <table:table-cell office:value-type="string">
            <text:p>Peter.Emmerich</text:p>
          </table:table-cell>
          <table:table-cell office:value-type="string">
            <text:p>ICTU</text:p>
          </table:table-cell>
          <table:table-cell office:value-type="string">
            <text:p>4894</text:p>
          </table:table-cell>
          <table:table-cell office:value-type="string">
            <text:p>4901</text:p>
          </table:table-cell>
          <table:table-cell office:value-type="string">
            <text:p>4898</text:p>
          </table:table-cell>
          <table:table-cell office:value-type="string">
            <text:p>nl_NL</text:p>
          </table:table-cell>
          <table:table-cell office:value-type="string">
            <text:p>Medior / Senior Tester</text:p>
          </table:table-cell>
          <table:table-cell office:value-type="string">
            <text:p>Binnen het programma 1AOV loopt een conversie traject. Binnen dit traject moeten polissen en claims van het label Avero worden omgezet naar het algemene Achmea label. Binnen dit project moesten uitvoerende testtaken worden verricht en gebruikers worden begeleid.</text:p>
          </table:table-cell>
          <table:table-cell office:value-type="string">
            <text:p>Wegens de goede ervaring van Interpolis met het werk van Peter hebben ze hem gevraagd om aan het einde van de Systeemtest en de gehele functionele acceptatie test mee te werken. De taken tijdens deze periode waren het uitvoeren van scripts, het begeleiden van acceptatie testers en het uitvoeren van de taken rondom bevindingen beheer. Tevens heeft Peter de aanwezige scripts voorzien van nieuw formules en verwijzingen zodat deze betere managementrapportages gaven.</text:p>
          </table:table-cell>
          <table:table-cell table:number-columns-repeated="1015"/>
        </table:table-row>
        <table:table-row table:style-name="ro2">
          <table:table-cell office:value-type="string">
            <text:p>Peter.Emmerich</text:p>
          </table:table-cell>
          <table:table-cell office:value-type="string">
            <text:p>Fortis / Actuera</text:p>
          </table:table-cell>
          <table:table-cell office:value-type="string">
            <text:p>4920</text:p>
          </table:table-cell>
          <table:table-cell office:value-type="string">
            <text:p>4927</text:p>
          </table:table-cell>
          <table:table-cell office:value-type="string">
            <text:p>4924</text:p>
          </table:table-cell>
          <table:table-cell office:value-type="string">
            <text:p>nl_NL</text:p>
          </table:table-cell>
          <table:table-cell office:value-type="string">
            <text:p>Tester</text:p>
          </table:table-cell>
          <table:table-cell office:value-type="string">
            <text:p>In opdracht van ING Westland Utrecht voerde The Vision Web de herbouw van een bestand klant contact systeem uit. Deze webbased applicatie draaide nog op een oude versie van Microsoft Site Server. De applicatie moest omgebouwd worden en er kwam een groot aantal nieuwe mogelijkheden bij. Zowel de bouw als de invoer van dit nieuwe systeem, werden door The Vision Web uitgevoerd.</text:p>
          </table:table-cell>
          <table:table-cell office:value-type="string">
            <text:p>Op basis van het FO heeft Peter testspecificaties moeten selecteren en opstellen. Dit gebeurde in overleg met de ontwikkelaars. Er wordt door Peter zowel een Moduletest als een Systeemtest uitgevoerd. Samen met de testcoördinator werden de technieken gekozen en Peter heeft deze zelfstandig uitgevoerd. Daarnaast heeft hij de bevindingen in beheer genomen en contact gehad met de systeembouwers om de bevindingen goed te laten oplossen. Daarnaast heeft Peter tijdens dit traject een junior tester vanuit Ordina enkele weken begeleid.</text:p>
          </table:table-cell>
          <table:table-cell table:number-columns-repeated="1015"/>
        </table:table-row>
        <table:table-row table:style-name="ro7">
          <table:table-cell office:value-type="string">
            <text:p>Wouter.Apeldoorn</text:p>
          </table:table-cell>
          <table:table-cell office:value-type="string">
            <text:p>I-bridge (Randstad)</text:p>
          </table:table-cell>
          <table:table-cell office:value-type="string">
            <text:p>5059</text:p>
          </table:table-cell>
          <table:table-cell office:value-type="string">
            <text:p>5072</text:p>
          </table:table-cell>
          <table:table-cell office:value-type="string">
            <text:p>5057</text:p>
          </table:table-cell>
          <table:table-cell office:value-type="string">
            <text:p>nl_NL</text:p>
          </table:table-cell>
          <table:table-cell office:value-type="string">
            <text:p>Tester</text:p>
          </table:table-cell>
          <table:table-cell office:value-type="string">
            <text:p>Er is door Randstad opdracht gegeven om een nieuwe planningstool te laten bouwen die in tegenstelling tot de huidige planningstool eigendom wordt van Randstad. De planningstool is ontworpen (in de vorm van Functionele Ontwerpen) door I-bridge maar wordt door een extern bedrijf gebouwd. De opdracht: Test de applicatie van functioneel ontwerp tot realisatie <text:s/>en geef project management van begin tot eind feedback over de kwaliteit van het systeem.</text:p>
          </table:table-cell>
          <table:table-cell office:value-type="string">
            <text:p>Er werd gestart met twee man, de testcoördinator en ik. Er waren enkel nog honderden pagina's goed beschreven FO's waar wij onze testscenarios op hebben gebaseerd. In totaal ruim 1300 testdoelen. Ondertussen zijn de bouwers begonnen met bouwen en kon na twee maanden fysiek getest worden op de eerste versie met nu in totaal vier man. Tot het moment dat ik de functie testcoördinator kreeg heb ik 183 issues gelogd. In oktober 2008 namen drie grote klanten de pilot versie in productie en werd er een maand lang ingericht. </text:p>
            <text:p>Mijn werkzaamheden bestonden uit de volgende activiteiten:</text:p>
            <text:p>- Bepalen teststrategie (hoe gaan we het onderdeel testen?)</text:p>
            <text:p>- Opstellen van testscenarios, regressietests en checklisten</text:p>
            <text:p>- Uitvoeren van de testen</text:p>
            <text:p>- Overleg met project management en bouwers</text:p>
            <text:p>- Rapportage en beheer van de bevindingen</text:p>
            <text:p/>
            <text:p>Gebruikte technieken: Test Proces Scorecard (TPS), TMap, SmarTEST</text:p>
          </table:table-cell>
          <table:table-cell table:number-columns-repeated="1015"/>
        </table:table-row>
        <table:table-row table:style-name="ro8">
          <table:table-cell office:value-type="string">
            <text:p>Erik.Breuker</text:p>
          </table:table-cell>
          <table:table-cell office:value-type="string">
            <text:p>Ministerie van VWS, Advies en Meldpunten Kindermishandeling (AMK)</text:p>
          </table:table-cell>
          <table:table-cell office:value-type="string">
            <text:p>5313</text:p>
          </table:table-cell>
          <table:table-cell office:value-type="string">
            <text:p>5319</text:p>
          </table:table-cell>
          <table:table-cell office:value-type="string">
            <text:p>5311</text:p>
          </table:table-cell>
          <table:table-cell office:value-type="string">
            <text:p>nl_NL</text:p>
          </table:table-cell>
          <table:table-cell office:value-type="string">
            <text:p>Testspecialist (ABS)</text:p>
          </table:table-cell>
          <table:table-cell office:value-type="string">
            <text:p>Het project ABS (Aanslag Belastingen Systeem) voorziet in de realisatie van informatiesystemen die de Belastingdienst ondersteunen bij de heffingsprocessen in het kader van de Aanslagbelastingen, in het bijzonder de Inkomstenbelasting en de Vennootschapbelasting. </text:p>
            <text:p>Binnen het ontwikkelteam voor ABS Individueel Uitstel ben ik verantwoordelijk voor het opstellen van de testplanning, het schrijven van de testdocumenten (testontwerp, testscripts), het uitvoeren van de testen en het rapporteren van het resultaat.</text:p>
          </table:table-cell>
          <table:table-cell office:value-type="string">
            <text:p>•<text:tab/>Opstellen testplanning;</text:p>
            <text:p>•<text:tab/>Schrijven van testdocumentatie;</text:p>
            <text:p>•<text:tab/>Testuitvoering;</text:p>
            <text:p>•<text:tab/>Rapportage.</text:p>
          </table:table-cell>
          <table:table-cell table:number-columns-repeated="1015"/>
        </table:table-row>
        <table:table-row table:style-name="ro8">
          <table:table-cell office:value-type="string">
            <text:p>Erik.Breuker</text:p>
          </table:table-cell>
          <table:table-cell office:value-type="string">
            <text:p>B/CICT (Ordina)</text:p>
          </table:table-cell>
          <table:table-cell office:value-type="string">
            <text:p>5331</text:p>
          </table:table-cell>
          <table:table-cell office:value-type="string">
            <text:p>5339</text:p>
          </table:table-cell>
          <table:table-cell office:value-type="string">
            <text:p>5329</text:p>
          </table:table-cell>
          <table:table-cell office:value-type="string">
            <text:p>nl_NL</text:p>
          </table:table-cell>
          <table:table-cell office:value-type="string">
            <text:p>Senior Testspecialist (Douane Binnenbrengen)</text:p>
          </table:table-cell>
          <table:table-cell office:value-type="string">
            <text:p>De Douane heeft onder andere als taak het toezicht houden op het van buiten de Europese Unie (EU) binnenbrengen van goederen. De Douane wil een kwalitatieve versterking van de buitengrenzen realiseren door activiteiten met een routinematig karakter te automatiseren. Het project moet het proces van elektronische gegevensuitwisseling tussen externe aangevers en Douane mogelijk maken.</text:p>
            <text:p/>
            <text:p>Binnen het project PRISMA wordt gebruik gemaakt van Blaze, als een 7 x 24 uurs online server die via MQ berichten met zijn omgeving uitwisselt. Deze methode was binnen B/CICT nog niet eerder uitgevoerd, bovendien was Blaze nog geïnstalleerd op de Douane partities. Om de diverse ins en outs en de omgeving te kunnen beoordelen was een “proof of concept” nodig.</text:p>
          </table:table-cell>
          <table:table-cell office:value-type="string">
            <text:p>Binnen het deelproject PRISMA verantwoordelijk voor het ontwikkelen en uitvoeren van testscripts t.b.v.:</text:p>
            <text:p>•<text:tab/>Een Proof of Concept;</text:p>
            <text:p>•<text:tab/>De uiteindelijke selectiemodule (Blaze)</text:p>
            <text:p>•<text:tab/>Een aantal MMI taken.</text:p>
          </table:table-cell>
          <table:table-cell table:number-columns-repeated="1015"/>
        </table:table-row>
        <table:table-row table:style-name="ro9">
          <table:table-cell office:value-type="string">
            <text:p>Michiel.Stade</text:p>
          </table:table-cell>
          <table:table-cell office:value-type="string">
            <text:p>Electrabel</text:p>
          </table:table-cell>
          <table:table-cell office:value-type="string">
            <text:p>6137</text:p>
          </table:table-cell>
          <table:table-cell office:value-type="string">
            <text:p>6144</text:p>
          </table:table-cell>
          <table:table-cell office:value-type="string">
            <text:p>6141</text:p>
          </table:table-cell>
          <table:table-cell office:value-type="string">
            <text:p>nl_NL</text:p>
          </table:table-cell>
          <table:table-cell office:value-type="string">
            <text:p>Tester</text:p>
          </table:table-cell>
          <table:table-cell office:value-type="string">
            <text:p>De opdracht bestaat uit het testen van rapporten welke zijn ontwikkeld ten behoeve van ondersteuning voor de Lodestar Business medewerker. De opdracht is een nalevering uit een eerder project.</text:p>
          </table:table-cell>
          <table:table-cell office:value-type="string">
            <text:p>Door de situatie waarin deze opdracht zit bevond (nalevering en opdrachtduur) heeft Michiel zich in korte tijd ingewerkt in de wereld van energie en het systeem van Electrabel. </text:p>
            <text:p>Michiel heeft de systeemtest van de rapporten voorbereid en uitgevoerd.</text:p>
            <text:p>Tijdens het testtraject was hij verantwoordelijk voor meerdere aspecten bestaande uit: reviewen functioneel ontwerp, bevindingen registratie en rapportage, coördineren en begeleiden van gebruikers acceptatietest, rapporteren aan projectmanager en schrijven van testadvies.</text:p>
            <text:p/>
            <text:p>•<text:tab/>Testscript</text:p>
            <text:p>•<text:tab/>Bevindingen rapportages</text:p>
            <text:p>•<text:tab/>Testadvies</text:p>
            <text:p>•<text:tab/>Acceptatie vanuit eindgebruikers</text:p>
          </table:table-cell>
          <table:table-cell table:number-columns-repeated="1015"/>
        </table:table-row>
        <table:table-row table:style-name="ro10">
          <table:table-cell office:value-type="string">
            <text:p>Bas.ter.Brugge</text:p>
          </table:table-cell>
          <table:table-cell office:value-type="string">
            <text:p>Triodos Bank</text:p>
          </table:table-cell>
          <table:table-cell office:value-type="string">
            <text:p>6295</text:p>
          </table:table-cell>
          <table:table-cell office:value-type="string">
            <text:p>6305</text:p>
          </table:table-cell>
          <table:table-cell office:value-type="string">
            <text:p>6293</text:p>
          </table:table-cell>
          <table:table-cell office:value-type="string">
            <text:p>nl_NL</text:p>
          </table:table-cell>
          <table:table-cell office:value-type="string">
            <text:p>Software ontwikkelaar</text:p>
          </table:table-cell>
          <table:table-cell office:value-type="string">
            <text:p>Herontwikkeling van de Internet Bankieren applicatie van Triodos Bank.</text:p>
            <text:p/>
            <text:p>In het kader van het Long Term Maintenance programma binnen Triodos is de Internet Bankieren applicatie volledig opnieuw ontwikkeld. Hierbij is veel aandacht besteed aan de integratie met de publieke website (functioneel, grafisch, etc.).</text:p>
            <text:p/>
            <text:p>Belangrijk kwaliteitsaspect bij de herbouw is de onderhoudbaarheid van de applicatie.</text:p>
          </table:table-cell>
          <table:table-cell office:value-type="string">
            <text:p>- Maken technisch ontwerp</text:p>
            <text:p>- Implementatie verschillende user stories.</text:p>
            <text:p>- Beheren non functionals</text:p>
          </table:table-cell>
          <table:table-cell table:number-columns-repeated="1015"/>
        </table:table-row>
        <table:table-row table:style-name="ro2">
          <table:table-cell office:value-type="string">
            <text:p>Niels.van.Diepen</text:p>
          </table:table-cell>
          <table:table-cell office:value-type="string">
            <text:p>Rabobank Nederland</text:p>
          </table:table-cell>
          <table:table-cell table:number-columns-repeated="2" office:value-type="string">
            <text:p>6518</text:p>
          </table:table-cell>
          <table:table-cell office:value-type="string">
            <text:p>6514</text:p>
          </table:table-cell>
          <table:table-cell office:value-type="string">
            <text:p>nl_NL</text:p>
          </table:table-cell>
          <table:table-cell office:value-type="string">
            <text:p>Testmanager RFP RASS</text:p>
          </table:table-cell>
          <table:table-cell table:number-columns-repeated="2" office:value-type="string">
            <text:p>NULL</text:p>
          </table:table-cell>
          <table:table-cell table:number-columns-repeated="1015"/>
        </table:table-row>
        <table:table-row table:style-name="ro2">
          <table:table-cell office:value-type="string">
            <text:p>Roeland.Dillen</text:p>
          </table:table-cell>
          <table:table-cell office:value-type="string">
            <text:p>Air France/KLM</text:p>
          </table:table-cell>
          <table:table-cell table:number-columns-repeated="2" office:value-type="string">
            <text:p>6915</text:p>
          </table:table-cell>
          <table:table-cell office:value-type="string">
            <text:p>6914</text:p>
          </table:table-cell>
          <table:table-cell office:value-type="string">
            <text:p>uk_UK</text:p>
          </table:table-cell>
          <table:table-cell table:number-columns-repeated="3" office:value-type="string">
            <text:p>NULL</text:p>
          </table:table-cell>
          <table:table-cell table:number-columns-repeated="1015"/>
        </table:table-row>
        <table:table-row table:style-name="ro6">
          <table:table-cell office:value-type="string">
            <text:p>Bas.van.Opstal</text:p>
          </table:table-cell>
          <table:table-cell office:value-type="string">
            <text:p>Ziggo</text:p>
          </table:table-cell>
          <table:table-cell office:value-type="string">
            <text:p>7279</text:p>
          </table:table-cell>
          <table:table-cell office:value-type="string">
            <text:p>7287</text:p>
          </table:table-cell>
          <table:table-cell office:value-type="string">
            <text:p>7284</text:p>
          </table:table-cell>
          <table:table-cell office:value-type="string">
            <text:p>nl_NL</text:p>
          </table:table-cell>
          <table:table-cell office:value-type="string">
            <text:p>Meewerkend voorman</text:p>
          </table:table-cell>
          <table:table-cell office:value-type="string">
            <text:p>Vanaf het begin van 2009 heeft is het Systeem integratie testteam (SIT) van Ziggo verder gegaan met het professionaliseren van de testorganisatie en de testen binnen Ziggo. Dit heeft ertoe geleid, dat het team sterk is uitgebreid en verantwoordelijk was voor het testen van vele systemen binnen de Ziggo organisatie. Bas was in deze periode verantwoordelijk voor de planning en uitvoering van de Functionele acceptatie- en Functionele integratietesten van de volgende systemen:</text:p>
            <text:p/>
            <text:p>-<text:tab/>APRO</text:p>
            <text:p>-<text:tab/>Compuware Changepoint</text:p>
            <text:p>-<text:tab/>Oracle eBS (Account Receivables, Account Payables, Projects, General Ledger, Order Management, Inventory, Purchasing. Collections, Receivables, Install Base, Configurator, eBusiness Center)</text:p>
            <text:p>-<text:tab/>Datawarehouse (Business objects, Extract, transformation and Load (ETL))</text:p>
          </table:table-cell>
          <table:table-cell office:value-type="string">
            <text:p>- resourceplanning voor een release </text:p>
            <text:p>- aanspreekpunt van een testgroep van 5 testers</text:p>
            <text:p>- aanspreekpunt voor de projectleiders </text:p>
            <text:p>- het reviewen van haalbaarheidsstudies en ontwerpen,</text:p>
            <text:p>- opstellen testplan, testscripts en het testrapport</text:p>
            <text:p>- uitvoeren van testscripts.</text:p>
            <text:p>- verantwoordelijk voor de geleverde kwaliteit van de testgroep</text:p>
          </table:table-cell>
          <table:table-cell table:number-columns-repeated="1015"/>
        </table:table-row>
        <table:table-row table:style-name="ro4">
          <table:table-cell office:value-type="string">
            <text:p>Bas.van.Opstal</text:p>
          </table:table-cell>
          <table:table-cell office:value-type="string">
            <text:p>CFI (Onderdeel van min OC&amp;W)</text:p>
          </table:table-cell>
          <table:table-cell office:value-type="string">
            <text:p>7297</text:p>
          </table:table-cell>
          <table:table-cell office:value-type="string">
            <text:p>7304</text:p>
          </table:table-cell>
          <table:table-cell office:value-type="string">
            <text:p>7301</text:p>
          </table:table-cell>
          <table:table-cell office:value-type="string">
            <text:p>nl_NL</text:p>
          </table:table-cell>
          <table:table-cell office:value-type="string">
            <text:p>Testcoördinator</text:p>
          </table:table-cell>
          <table:table-cell office:value-type="string">
            <text:p>Het project ‘LumpSum PO’ is vanaf het jaar 2006 gestart de nieuwe Lumpsum financieringsmethode voor het Primair Onderwijs (PO) in te voeren. Als onderdeel van het project is een nieuw, complex informatiesysteem ontwikkeld. Bas was de testcoördinator van het Systeem test-team en was verantwoordelijk voor de systeemtest van alle wijzigingen binnen een release (3 maandelijks).</text:p>
          </table:table-cell>
          <table:table-cell office:value-type="string">
            <text:p>- Bas voerde de coördinatie over een testteam van totaal 4 personen. Hij was verantwoordelijk voor het testplan en de teststrategie van het systeemtestteam. De manier van werken was dynamisch (agile); er waren dagelijks opleveringen naar systeemtest en belangrijke wijzigingen werden direct doorgevoerd naar systeemtest. Ook bevonden de testers en de ontwikkelaars zich in dezelfde ruimte, waardoor de communicatie zeer kort en snel kon verlopen.</text:p>
            <text:p>- Planning, overleggen en deadlines halen waren hierbij belangrijke begrippen.</text:p>
          </table:table-cell>
          <table:table-cell table:number-columns-repeated="1015"/>
        </table:table-row>
        <table:table-row table:style-name="ro11">
          <table:table-cell office:value-type="string">
            <text:p>Gijs.van.Steenis</text:p>
          </table:table-cell>
          <table:table-cell office:value-type="string">
            <text:p>IMC/Origin</text:p>
          </table:table-cell>
          <table:table-cell office:value-type="string">
            <text:p>7645</text:p>
          </table:table-cell>
          <table:table-cell office:value-type="string">
            <text:p>7654</text:p>
          </table:table-cell>
          <table:table-cell office:value-type="string">
            <text:p>7651</text:p>
          </table:table-cell>
          <table:table-cell office:value-type="string">
            <text:p>nl_NL</text:p>
          </table:table-cell>
          <table:table-cell office:value-type="string">
            <text:p>Programmamanager</text:p>
          </table:table-cell>
          <table:table-cell office:value-type="string">
            <text:p>•<text:tab/>Lid van stuurgroep</text:p>
            <text:p>•<text:tab/>Aansturing projectmanager</text:p>
            <text:p>•<text:tab/>Contractmanagement en servicemanagement voor diverse webreporting projecten en een consolidatie-project: van 3 systemen naar 1 nieuw systeem</text:p>
          </table:table-cell>
          <table:table-cell office:value-type="string">
            <text:p>•<text:tab/>Succesvolle livegang van diverse webreporting projecten</text:p>
            <text:p>•<text:tab/>Succesvolle livegang van internationaal consolidatieproject</text:p>
          </table:table-cell>
          <table:table-cell table:number-columns-repeated="1015"/>
        </table:table-row>
        <table:table-row table:style-name="ro2">
          <table:table-cell office:value-type="string">
            <text:p>Jac.Groot</text:p>
          </table:table-cell>
          <table:table-cell office:value-type="string">
            <text:p>ABN-AMRO (Ordina)</text:p>
          </table:table-cell>
          <table:table-cell office:value-type="string">
            <text:p>8860</text:p>
          </table:table-cell>
          <table:table-cell office:value-type="string">
            <text:p>8872</text:p>
          </table:table-cell>
          <table:table-cell office:value-type="string">
            <text:p>8869</text:p>
          </table:table-cell>
          <table:table-cell office:value-type="string">
            <text:p>nl_NL</text:p>
          </table:table-cell>
          <table:table-cell office:value-type="string">
            <text:p>Medewerker projectbureau, tester</text:p>
          </table:table-cell>
          <table:table-cell office:value-type="string">
            <text:p>Dit betreft een herstart van het millenniumproject. Eerder uitgevoerde testen zijn slecht of niet gedocumenteerd. Er wordt een volledig nieuwe aanpak gepresenteerd. In deze aanpak worden alle testen opnieuw uitgevoerd. Ook wordt er zwaar gestandaardiseerd.</text:p>
          </table:table-cell>
          <table:table-cell office:value-type="string">
            <text:p>Opvragen en beoordelen van verklaringen omtrent de millenniumbestendigheid, archiveren documentatie. Bijhouden van een gedetailleerde rapportage t.b.v. de Directie. Beoordelen van testscenario's en opgeleverde rapportages. Deelnemer aan contingency werkgroep. Regie voeren tijdens een tweetal testweekenden. Met collega opzetten van de aanpak. Opstellen eindrapportages. Opstellen diverse aanbevelingen t.b.v. directie.</text:p>
          </table:table-cell>
          <table:table-cell table:number-columns-repeated="1015"/>
        </table:table-row>
        <table:table-row table:style-name="ro4">
          <table:table-cell office:value-type="string">
            <text:p>Erica.de.Bruin</text:p>
          </table:table-cell>
          <table:table-cell office:value-type="string">
            <text:p>Cerios opdracht bij Iddink/Schoolmaster</text:p>
          </table:table-cell>
          <table:table-cell office:value-type="string">
            <text:p>9176</text:p>
          </table:table-cell>
          <table:table-cell office:value-type="string">
            <text:p>9186</text:p>
          </table:table-cell>
          <table:table-cell office:value-type="string">
            <text:p>9174</text:p>
          </table:table-cell>
          <table:table-cell office:value-type="string">
            <text:p>nl_NL</text:p>
          </table:table-cell>
          <table:table-cell office:value-type="string">
            <text:p>PMO (projectmanagement ondersteuning)</text:p>
          </table:table-cell>
          <table:table-cell office:value-type="string">
            <text:p>Als project management assistent ondersteuning verlenen aan de projectmanager.</text:p>
          </table:table-cell>
          <table:table-cell office:value-type="string">
            <text:p>• Mede verantwoordelijk voor de communicatie binnen het project</text:p>
            <text:p>• vertalen van documentatie van Engels naar Nederlands</text:p>
          </table:table-cell>
          <table:table-cell table:number-columns-repeated="1015"/>
        </table:table-row>
        <table:table-row table:style-name="ro11">
          <table:table-cell office:value-type="string">
            <text:p>Rob.Bosman</text:p>
          </table:table-cell>
          <table:table-cell office:value-type="string">
            <text:p>Valori</text:p>
          </table:table-cell>
          <table:table-cell table:number-columns-repeated="2" office:value-type="string">
            <text:p>9531</text:p>
          </table:table-cell>
          <table:table-cell office:value-type="string">
            <text:p>9527</text:p>
          </table:table-cell>
          <table:table-cell office:value-type="string">
            <text:p>nl_NL</text:p>
          </table:table-cell>
          <table:table-cell office:value-type="string">
            <text:p>Software engineer</text:p>
          </table:table-cell>
          <table:table-cell office:value-type="string">
            <text:p>Op basis van een bestaande, uit te faseren cv-generator ontwikkelde Rob een client-server applicatie waarmee de Cerios medewerkers hun cv kunnen bijhouden. Met deze gegevens moet op een flexibele wijze een professioneel cv (MS-Word) kunnen worden gegenereerd in de Cerios huisstijl.</text:p>
          </table:table-cell>
          <table:table-cell office:value-type="string">
            <text:p>Gebruiksvriendelijke clientapplicatie ontwikkelen in Flash/ActionScript. Een robuuste serverapplicatie bouwen met PHP en MySQL.</text:p>
            <text:p/>
            <text:p>Om de gebruiksvriendelijkheid te vergroten is een auto-save functie ingebouwd, zodat</text:p>
          </table:table-cell>
          <table:table-cell table:number-columns-repeated="1015"/>
        </table:table-row>
        <table:table-row table:style-name="ro4">
          <table:table-cell office:value-type="string">
            <text:p>Cathelijne.de.Vries</text:p>
          </table:table-cell>
          <table:table-cell office:value-type="string">
            <text:p>Valori</text:p>
          </table:table-cell>
          <table:table-cell office:value-type="string">
            <text:p>10576</text:p>
          </table:table-cell>
          <table:table-cell office:value-type="string">
            <text:p>10585</text:p>
          </table:table-cell>
          <table:table-cell office:value-type="string">
            <text:p>10574</text:p>
          </table:table-cell>
          <table:table-cell office:value-type="string">
            <text:p>nl_NL</text:p>
          </table:table-cell>
          <table:table-cell office:value-type="string">
            <text:p>Coach, trainer</text:p>
          </table:table-cell>
          <table:table-cell office:value-type="string">
            <text:p>Coaching van communicatieve en sociale vaardigheden</text:p>
            <text:p>Opzet en uitvoer van communicatietrainingen voor junior consultants</text:p>
          </table:table-cell>
          <table:table-cell office:value-type="string">
            <text:p>Coachen van consultants op hun communicatieve en sociale vaardigheden</text:p>
            <text:p>Opzetten en geven van een driedaagse communicatietraining</text:p>
          </table:table-cell>
          <table:table-cell table:number-columns-repeated="10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9">09-09-2011</text:date>, <text:time>23:31:2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9-09T23:31:21.48</dc:date>
    <dc:creator>Rob Bosman</dc:creator>
    <meta:document-statistic meta:table-count="1" meta:cell-count="216" meta:object-count="0"/>
    <meta:generator>OpenOffice.org/3.3$Win32 OpenOffice.org_project/330m20$Build-9567</meta:generator>
  </office:meta>
</office:document-meta>
</file>